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241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0" style:family="graphic" style:parent-style-name="standard">
      <style:graphic-properties draw:stroke="none" svg:stroke-color="#000000" draw:fill="none" draw:fill-color="#ffffff" fo:min-height="0.627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un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10.16cm" svg:height="0.877cm" svg:x="1.635cm" svg:y="25.75cm">
          <draw:text-box>
            <text:p><text:span text:style-name="T5">Test Runner:</text:span><text:span text:style-name="T6"> A user written PL/SQL package with a WTPLSQL.TEST_RUN procedure and one or more calls to WT_ASSERT procedures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5" draw:start-glue-point="2" draw:end-shape="id26" svg:d="M3619 5942l2301 9710" svg:viewBox="0 0 2302 9711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5" draw:start-glue-point="2" draw:end-shape="id27" draw:end-glue-point="3" svg:d="M3619 5942l2423 4826" svg:viewBox="0 0 2424 4827">
          <text:p/>
        </draw:connector>
        <draw:custom-shape draw:style-name="gr6" draw:text-style-name="P6" xml:id="id29" draw:id="id29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8" draw:end-shape="id29" draw:end-glue-point="6" svg:d="M10207 18889l5482-903" svg:viewBox="0 0 5483 904">
          <text:p/>
        </draw:connector>
        <draw:custom-shape draw:style-name="gr6" draw:text-style-name="P6" xml:id="id30" draw:id="id30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8" draw:end-shape="id30" draw:end-glue-point="6" svg:d="M10207 18889l5482 367" svg:viewBox="0 0 5483 368">
          <text:p/>
        </draw:connector>
        <draw:custom-shape draw:style-name="gr6" draw:text-style-name="P6" xml:id="id41" draw:id="id41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8" draw:end-shape="id31" svg:d="M10207 18889l5398-2173" svg:viewBox="0 0 5399 2174">
          <text:p/>
        </draw:connector>
        <draw:custom-shape draw:style-name="gr6" draw:text-style-name="P6" xml:id="id31" draw:id="id31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7" draw:start-glue-point="0" draw:end-shape="id32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2" draw:start-glue-point="1" draw:end-shape="id33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6" draw:start-glue-point="1" draw:end-shape="id33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7" draw:start-glue-point="1" draw:end-shape="id33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7" draw:start-glue-point="2" draw:end-shape="id34" draw:end-glue-point="0" svg:d="M8026 11182l553 2178" svg:viewBox="0 0 554 2179">
          <text:p/>
        </draw:connector>
        <draw:connector draw:style-name="gr4" draw:text-style-name="P4" draw:layer="layout" draw:type="line" svg:x1="8.026cm" svg:y1="11.182cm" svg:x2="3.142cm" svg:y2="13.553cm" draw:start-shape="id27" draw:start-glue-point="2" draw:end-shape="id35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6" draw:start-glue-point="0" draw:end-shape="id35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6" draw:start-glue-point="0" draw:end-shape="id34" draw:end-glue-point="2" svg:d="M7904 15263l675-1100" svg:viewBox="0 0 676 1101">
          <text:p/>
        </draw:connector>
        <draw:custom-shape draw:style-name="gr19" draw:text-style-name="P3" xml:id="id34" draw:id="id34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6" draw:start-glue-point="2" draw:end-shape="id28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8" draw:start-glue-point="0" draw:end-shape="id36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4" draw:end-shape="id33" svg:d="M10762 13774l1350-1264" svg:viewBox="0 0 1351 1265">
          <text:p/>
        </draw:connector>
        <draw:custom-shape draw:style-name="gr3" draw:text-style-name="P3" xml:id="id35" draw:id="id35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6" draw:start-glue-point="0" draw:end-shape="id33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6" draw:end-shape="id37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7" draw:start-glue-point="0" draw:end-shape="id38" svg:d="M8026 10379l673-786" svg:viewBox="0 0 674 787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8" draw:start-glue-point="2" draw:end-shape="id39" draw:end-glue-point="0" svg:d="M8143 19278l1191 785" svg:viewBox="0 0 1192 786">
          <text:p/>
        </draw:connector>
        <draw:custom-shape draw:style-name="gr20" draw:text-style-name="P3" xml:id="id28" draw:id="id28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026cm" svg:y1="11.182cm" svg:x2="9.017cm" svg:y2="12.124cm" draw:start-shape="id27" draw:end-shape="id40" svg:d="M8026 11182l991 942" svg:viewBox="0 0 992 943">
          <text:p/>
        </draw:connector>
        <draw:custom-shape draw:style-name="gr3" draw:text-style-name="P3" xml:id="id40" draw:id="id40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39" draw:start-glue-point="1" draw:end-shape="id41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39" draw:start-glue-point="1" draw:end-shape="id30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39" draw:start-glue-point="1" draw:end-shape="id29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8" draw:start-glue-point="1" draw:end-shape="id37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0" draw:end-shape="id35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8" draw:start-glue-point="0" draw:end-shape="id33" draw:end-glue-point="2" svg:d="M8143 18475l5635-5568" svg:viewBox="0 0 5636 5569">
          <text:p/>
        </draw:connector>
        <draw:custom-shape draw:style-name="gr21" draw:text-style-name="P5" xml:id="id42" draw:id="id42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" draw:id="id37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6" draw:start-glue-point="1" draw:end-shape="id42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8" draw:start-glue-point="0" draw:end-shape="id42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2" draw:start-glue-point="1" draw:end-shape="id43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2" draw:start-glue-point="1" draw:end-shape="id37" draw:end-glue-point="6" svg:d="M10365 7900l5555 3579" svg:viewBox="0 0 5556 3580">
          <text:p/>
        </draw:connector>
        <draw:custom-shape draw:style-name="gr22" draw:text-style-name="P3" xml:id="id36" draw:id="id36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2" draw:id="id32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3" draw:id="id33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39" draw:id="id39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Test Run Text Reporting" draw:style-name="dp1" draw:master-page-name="Default">
        <draw:custom-shape draw:style-name="gr23" draw:text-style-name="P14" draw:layer="layout" svg:width="17.494cm" svg:height="14.723cm" svg:x="2.111cm" svg:y="7.35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7" draw:id="id47" draw:layer="layout" svg:width="4.445cm" svg:height="1.27cm" svg:x="15.922cm" svg:y="12.0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5.682cm" svg:y="8.8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352cm" svg:x2="15.682cm" svg:y2="9.532cm" draw:start-shape="id44" draw:start-glue-point="1" draw:end-shape="id45" draw:end-glue-point="6" svg:d="M6238 11352l9444-1820" svg:viewBox="0 0 9445 1821">
          <text:p/>
        </draw:connector>
        <draw:connector draw:style-name="gr4" draw:text-style-name="P4" draw:layer="layout" draw:type="line" svg:x1="7.032cm" svg:y1="14.402cm" svg:x2="15.922cm" svg:y2="12.706cm" draw:start-shape="id46" draw:start-glue-point="1" draw:end-shape="id47" draw:end-glue-point="6" svg:d="M7032 14402l8890-1696" svg:viewBox="0 0 8891 1697">
          <text:p/>
        </draw:connector>
        <draw:custom-shape draw:style-name="gr3" draw:text-style-name="P3" xml:id="id49" draw:id="id49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618cm" svg:x2="9.492cm" svg:y2="23.162cm" draw:start-shape="id48" draw:start-glue-point="2" draw:end-shape="id49" draw:end-glue-point="0" svg:d="M9811 21618l-319 1544" svg:viewBox="0 0 320 1545">
          <text:p/>
        </draw:connector>
        <draw:custom-shape draw:style-name="gr6" draw:text-style-name="P6" xml:id="id51" draw:id="id51" draw:layer="layout" svg:width="4.445cm" svg:height="1.27cm" svg:x="15.763cm" svg:y="19.5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7.861cm" svg:x2="15.763cm" svg:y2="20.168cm" draw:start-shape="id50" draw:end-shape="id51" draw:end-glue-point="6" svg:d="M6555 178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3" draw:text-style-name="P3" xml:id="id56" draw:id="id56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2" draw:id="id52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352cm" svg:x2="14.335cm" svg:y2="11.039cm" draw:start-shape="id44" draw:start-glue-point="1" draw:end-shape="id52" svg:d="M6238 11352l8097-313" svg:viewBox="0 0 8098 314">
          <text:p/>
        </draw:connector>
        <draw:connector draw:style-name="gr4" draw:text-style-name="P4" draw:layer="layout" draw:type="line" svg:x1="4.254cm" svg:y1="11.741cm" svg:x2="4.889cm" svg:y2="15.575cm" draw:start-shape="id44" draw:start-glue-point="2" draw:end-shape="id53" draw:end-glue-point="0" svg:d="M4254 11741l635 3834" svg:viewBox="0 0 636 3835">
          <text:p/>
        </draw:connector>
        <draw:connector draw:style-name="gr4" draw:text-style-name="P4" draw:layer="layout" draw:type="line" svg:x1="4.254cm" svg:y1="11.741cm" svg:x2="5.048cm" svg:y2="13.988cm" draw:start-shape="id44" draw:start-glue-point="2" draw:end-shape="id46" draw:end-glue-point="0" svg:d="M4254 11741l794 2247" svg:viewBox="0 0 795 2248">
          <text:p/>
        </draw:connector>
        <draw:connector draw:style-name="gr4" draw:text-style-name="P4" draw:layer="layout" draw:type="line" svg:x1="4.254cm" svg:y1="11.741cm" svg:x2="4.571cm" svg:y2="17.447cm" draw:start-shape="id44" draw:start-glue-point="2" draw:end-shape="id50" draw:end-glue-point="0" svg:d="M4254 11741l317 5706" svg:viewBox="0 0 318 5707">
          <text:p/>
        </draw:connector>
        <draw:connector draw:style-name="gr4" draw:text-style-name="P4" draw:layer="layout" draw:type="line" svg:x1="6.873cm" svg:y1="15.989cm" svg:x2="11.434cm" svg:y2="15.159cm" draw:start-shape="id53" draw:start-glue-point="1" draw:end-shape="id54" draw:end-glue-point="3" svg:d="M6873 15989l4561-830" svg:viewBox="0 0 4562 831">
          <text:p/>
        </draw:connector>
        <draw:connector draw:style-name="gr4" draw:text-style-name="P4" draw:layer="layout" draw:type="line" svg:x1="4.889cm" svg:y1="16.378cm" svg:x2="9.811cm" svg:y2="20.815cm" draw:start-shape="id53" draw:start-glue-point="2" draw:end-shape="id48" draw:end-glue-point="0" svg:d="M4889 16378l4922 4437" svg:viewBox="0 0 4923 4438">
          <text:p/>
        </draw:connector>
        <draw:connector draw:style-name="gr4" draw:text-style-name="P4" draw:layer="layout" draw:type="line" svg:x1="6.873cm" svg:y1="15.989cm" svg:x2="14.335cm" svg:y2="11.039cm" draw:start-shape="id53" draw:start-glue-point="1" draw:end-shape="id52" draw:end-glue-point="3" svg:d="M6873 15989l7462-4950" svg:viewBox="0 0 7463 4951">
          <text:p/>
        </draw:connector>
        <draw:connector draw:style-name="gr4" draw:text-style-name="P4" draw:layer="layout" draw:type="line" svg:x1="6.873cm" svg:y1="15.989cm" svg:x2="11.16cm" svg:y2="17.711cm" draw:start-shape="id53" draw:start-glue-point="1" draw:end-shape="id55" draw:end-glue-point="3" svg:d="M6873 15989l4287 1722" svg:viewBox="0 0 4288 1723">
          <text:p/>
        </draw:connector>
        <draw:connector draw:style-name="gr4" draw:text-style-name="P4" draw:layer="layout" draw:type="line" svg:x1="7.032cm" svg:y1="14.402cm" svg:x2="14.335cm" svg:y2="11.039cm" draw:start-shape="id46" draw:start-glue-point="1" draw:end-shape="id52" draw:end-glue-point="3" svg:d="M7032 14402l7303-3363" svg:viewBox="0 0 7304 3364">
          <text:p/>
        </draw:connector>
        <draw:connector draw:style-name="gr4" draw:text-style-name="P4" draw:layer="layout" draw:type="line" svg:x1="7.032cm" svg:y1="14.402cm" svg:x2="8.356cm" svg:y2="12.614cm" draw:start-shape="id46" draw:start-glue-point="1" draw:end-shape="id56" draw:end-glue-point="2" svg:d="M7032 14402l1324-1788" svg:viewBox="0 0 1325 1789">
          <text:p/>
        </draw:connector>
        <draw:connector draw:style-name="gr4" draw:text-style-name="P4" draw:layer="layout" draw:type="line" svg:x1="5.048cm" svg:y1="14.791cm" svg:x2="9.811cm" svg:y2="20.815cm" draw:start-shape="id46" draw:start-glue-point="2" draw:end-shape="id48" draw:end-glue-point="0" svg:d="M5048 14791l4763 6024" svg:viewBox="0 0 4764 6025">
          <text:p/>
        </draw:connector>
        <draw:connector draw:style-name="gr4" draw:text-style-name="P4" draw:layer="layout" draw:type="line" svg:x1="4.571cm" svg:y1="18.25cm" svg:x2="9.811cm" svg:y2="20.815cm" draw:start-shape="id50" draw:start-glue-point="2" draw:end-shape="id48" draw:end-glue-point="0" svg:d="M4571 18250l5240 2565" svg:viewBox="0 0 5241 2566">
          <text:p/>
        </draw:connector>
        <draw:connector draw:style-name="gr4" draw:text-style-name="P4" draw:layer="layout" draw:type="line" svg:x1="6.555cm" svg:y1="17.861cm" svg:x2="14.335cm" svg:y2="11.039cm" draw:start-shape="id50" draw:start-glue-point="1" draw:end-shape="id52" draw:end-glue-point="3" svg:d="M6555 17861l7780-6822" svg:viewBox="0 0 7781 6823">
          <text:p/>
        </draw:connector>
        <draw:connector draw:style-name="gr4" draw:text-style-name="P4" draw:layer="layout" draw:type="line" svg:x1="13.418cm" svg:y1="14.77cm" svg:x2="15.922cm" svg:y2="12.706cm" draw:start-shape="id54" draw:start-glue-point="0" draw:end-shape="id47" draw:end-glue-point="6" svg:d="M13418 14770l2504-2064" svg:viewBox="0 0 2505 2065">
          <text:p/>
        </draw:connector>
        <draw:connector draw:style-name="gr4" draw:text-style-name="P4" draw:layer="layout" draw:type="line" svg:x1="13.144cm" svg:y1="18.125cm" svg:x2="15.763cm" svg:y2="20.168cm" draw:start-shape="id55" draw:start-glue-point="2" draw:end-shape="id51" draw:end-glue-point="6" svg:d="M13144 18125l2619 2043" svg:viewBox="0 0 2620 2044">
          <text:p/>
        </draw:connector>
        <draw:connector draw:style-name="gr4" draw:text-style-name="P4" draw:layer="layout" draw:type="line" svg:x1="13.418cm" svg:y1="15.573cm" svg:x2="9.811cm" svg:y2="20.815cm" draw:start-shape="id54" draw:start-glue-point="2" draw:end-shape="id48" draw:end-glue-point="0" svg:d="M13418 15573l-3607 5242" svg:viewBox="0 0 3608 5243">
          <text:p/>
        </draw:connector>
        <draw:connector draw:style-name="gr4" draw:text-style-name="P4" draw:layer="layout" draw:type="line" svg:x1="13.144cm" svg:y1="18.125cm" svg:x2="9.811cm" svg:y2="20.815cm" draw:start-shape="id55" draw:start-glue-point="2" draw:end-shape="id48" draw:end-glue-point="0" svg:d="M13144 18125l-3333 2690" svg:viewBox="0 0 3334 2691">
          <text:p/>
        </draw:connector>
        <draw:custom-shape draw:style-name="gr3" draw:text-style-name="P3" xml:id="id46" draw:id="id46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0" draw:id="id50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4" draw:id="id54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3" draw:id="id53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763cm" svg:height="1.959cm" svg:x="14.493cm" svg:y="4.9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57" draw:id="id57" draw:layer="layout" svg:width="3.651cm" svg:height="0.793cm" svg:x="15.763cm" svg:y="5.8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225cm" svg:x2="17.588cm" svg:y2="6.673cm" draw:start-shape="id56" draw:start-glue-point="1" draw:end-shape="id57" draw:end-glue-point="2" svg:d="M10340 12225l7248-5552" svg:viewBox="0 0 7249 5553">
          <text:p/>
        </draw:connector>
        <draw:custom-shape draw:style-name="gr25" draw:text-style-name="P3" xml:id="id58" draw:id="id58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16cm" svg:x2="4.254cm" svg:y2="10.938cm" draw:start-shape="id58" draw:end-shape="id44" draw:end-glue-point="0" svg:d="M5524 9516l-1270 1422" svg:viewBox="0 0 1271 1423">
          <text:p/>
        </draw:connector>
        <draw:connector draw:style-name="gr4" draw:text-style-name="P4" draw:layer="layout" draw:type="line" svg:x1="7.985cm" svg:y1="9.13cm" svg:x2="15.682cm" svg:y2="9.575cm" draw:start-shape="id58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26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9" draw:id="id59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2" draw:id="id62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59" draw:start-glue-point="2" draw:end-shape="id60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59" draw:start-glue-point="2" draw:end-shape="id61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59" draw:start-glue-point="2" draw:end-shape="id62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0" draw:start-glue-point="0" draw:end-shape="id63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61" draw:start-glue-point="0" draw:end-shape="id63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62" draw:start-glue-point="0" draw:end-shape="id63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63" draw:start-glue-point="0" draw:end-shape="id64" draw:end-glue-point="2" svg:d="M11081 14154l-2621-3571" svg:viewBox="0 0 2622 3572">
          <text:p/>
        </draw:connector>
        <draw:custom-shape draw:style-name="gr29" draw:text-style-name="P3" xml:id="id64" draw:id="id64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64" draw:start-glue-point="3" draw:end-shape="id65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30" draw:text-style-name="P12" draw:layer="layout" svg:width="8.889cm" svg:height="0.877cm" svg:x="2.273cm" svg:y="25.752cm">
          <draw:text-box>
            <text:p><text:span text:style-name="T5">Add-Hoc Call:</text:span><text:span text:style-name="T6"> A user written un-named PL/SQL block that makes one or more calls to WT_ASSERT procedures.</text:span></text:p>
          </draw:text-box>
        </draw:frame>
      </draw:page>
      <draw:page draw:name="Clear Test Runs, Results, and Profiles" draw:style-name="dp1" draw:master-page-name="Default">
        <draw:custom-shape draw:style-name="gr31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33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xml:id="id68" draw:id="id68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9" draw:id="id69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66" draw:start-glue-point="2" draw:end-shape="id67" draw:end-glue-point="0" svg:d="M5576 9558l-213 11898" svg:viewBox="0 0 214 11899">
          <text:p/>
        </draw:connector>
        <draw:custom-shape draw:style-name="gr11" draw:text-style-name="P3" xml:id="id66" draw:id="id66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68" draw:start-glue-point="2" draw:end-shape="id66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66" draw:start-glue-point="1" draw:end-shape="id69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66" draw:start-glue-point="2" draw:end-shape="id70" draw:end-glue-point="0" svg:d="M5576 9558l3124 5230" svg:viewBox="0 0 3125 5231">
          <text:p/>
        </draw:connector>
        <draw:custom-shape draw:style-name="gr6" draw:text-style-name="P6" xml:id="id72" draw:id="id72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71" draw:start-glue-point="1" draw:end-shape="id72" draw:end-glue-point="6" svg:d="M11159 16632l1677 1673" svg:viewBox="0 0 1678 1674">
          <text:p/>
        </draw:connector>
        <draw:custom-shape draw:style-name="gr6" draw:text-style-name="P6" xml:id="id73" draw:id="id73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71" draw:start-glue-point="1" draw:end-shape="id73" draw:end-glue-point="6" svg:d="M11159 16632l1675 403" svg:viewBox="0 0 1676 404">
          <text:p/>
        </draw:connector>
        <draw:custom-shape draw:style-name="gr6" draw:text-style-name="P6" xml:id="id74" draw:id="id74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71" draw:end-shape="id74" draw:end-glue-point="6" svg:d="M11159 16632l1675-867" svg:viewBox="0 0 1676 868">
          <text:p/>
        </draw:connector>
        <draw:custom-shape draw:style-name="gr6" draw:text-style-name="P6" xml:id="id75" draw:id="id75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70" draw:end-shape="id75" draw:end-glue-point="6" svg:d="M10843 15203l2063-708" svg:viewBox="0 0 2064 709">
          <text:p/>
        </draw:connector>
        <draw:custom-shape draw:style-name="gr11" draw:text-style-name="P3" xml:id="id70" draw:id="id70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67" draw:start-glue-point="1" draw:end-shape="id76" draw:end-glue-point="6" svg:d="M7506 21871l1907-75" svg:viewBox="0 0 1908 76">
          <text:p/>
        </draw:connector>
        <draw:custom-shape draw:style-name="gr6" draw:text-style-name="P6" xml:id="id76" draw:id="id76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7" draw:id="id67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1" draw:id="id71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70" draw:start-glue-point="2" draw:end-shape="id71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70" draw:end-shape="id69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4-20">4/20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6</meta:editing-cycles>
    <meta:editing-duration>P1DT18H49M57S</meta:editing-duration>
    <dc:date>2018-04-20T19:35:59.154000000</dc:date>
    <meta:generator>LibreOffice/5.3.6.1$Windows_X86_64 LibreOffice_project/686f202eff87ef707079aeb7f485847613344eb7</meta:generator>
    <meta:document-statistic meta:object-count="204"/>
  </office:meta>
</office:document-meta>
</file>